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0.199cm" style:auto-text-indent="false" fo:background-color="transparent"/>
      <style:text-properties officeooo:rsid="001b2420" officeooo:paragraph-rsid="001b2420"/>
    </style:style>
    <style:style style:name="P2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officeooo:paragraph-rsid="001b2420"/>
    </style:style>
    <style:style style:name="P3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2pt" officeooo:rsid="0023e6f6" officeooo:paragraph-rsid="0023e6f6" style:font-size-asian="10.5pt" style:font-size-complex="12pt"/>
    </style:style>
    <style:style style:name="P4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2pt" fo:font-style="normal" fo:font-weight="normal" officeooo:rsid="002446e5" officeooo:paragraph-rsid="002446e5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2pt" fo:font-style="normal" fo:font-weight="normal" officeooo:rsid="002569c1" officeooo:paragraph-rsid="002569c1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2pt" fo:font-style="normal" fo:font-weight="normal" officeooo:rsid="0025ae86" officeooo:paragraph-rsid="0025ae8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3pt" fo:font-style="normal" fo:font-weight="normal" officeooo:rsid="002446e5" officeooo:paragraph-rsid="002446e5" style:font-size-asian="11.3500003814697pt" style:font-style-asian="normal" style:font-weight-asian="normal" style:font-size-complex="13pt" style:font-style-complex="normal" style:font-weight-complex="normal"/>
    </style:style>
    <style:style style:name="P8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3pt" fo:font-style="normal" fo:font-weight="normal" officeooo:rsid="0025ae86" officeooo:paragraph-rsid="0025ae86" style:font-size-asian="11.3500003814697pt" style:font-style-asian="normal" style:font-weight-asian="normal" style:font-size-complex="13pt" style:font-style-complex="normal" style:font-weight-complex="normal"/>
    </style:style>
    <style:style style:name="P9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3pt" fo:font-style="normal" fo:font-weight="bold" officeooo:rsid="0025ae86" officeooo:paragraph-rsid="0025ae86" style:font-size-asian="11.3500003814697pt" style:font-style-asian="normal" style:font-weight-asian="bold" style:font-size-complex="13pt" style:font-style-complex="normal" style:font-weight-complex="bold"/>
    </style:style>
    <style:style style:name="P10" style:family="paragraph" style:parent-style-name="Meu_20_estilo_20_1" style:list-style-name="L3">
      <loext:graphic-properties draw:fill="none"/>
      <style:paragraph-properties fo:background-color="transparent"/>
      <style:text-properties fo:font-size="12pt" fo:font-style="normal" fo:font-weight="normal" officeooo:rsid="0025ae86" officeooo:paragraph-rsid="0025ae86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Meu_20_estilo_20_1" style:list-style-name="L4">
      <loext:graphic-properties draw:fill="none"/>
      <style:paragraph-properties fo:background-color="transparent"/>
      <style:text-properties fo:font-size="12pt" fo:font-style="normal" fo:font-weight="normal" officeooo:rsid="0025ba38" officeooo:paragraph-rsid="0025ba38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4cm" style:auto-text-indent="false" style:page-number="auto" fo:background-color="transparent"/>
      <style:text-properties fo:font-size="14pt" fo:font-weight="bold" officeooo:rsid="001e2b11" officeooo:paragraph-rsid="001e2b11" style:font-size-asian="12.25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2pt" fo:font-weight="normal" officeooo:rsid="001fa978" officeooo:paragraph-rsid="001e2b11" style:font-size-asian="10.5pt" style:font-weight-asian="normal" style:font-size-complex="12pt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cm" style:auto-text-indent="false" style:page-number="auto" fo:background-color="transparent"/>
      <style:text-properties fo:font-size="13pt" fo:font-weight="bold" officeooo:rsid="001fa978" officeooo:paragraph-rsid="001fa978" style:font-size-asian="13pt" style:font-weight-asian="bold" style:font-size-complex="13pt" style:font-weight-complex="bold"/>
    </style:style>
    <style:style style:name="P15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fo:font-size="12pt" fo:font-weight="bold" officeooo:rsid="001fa978" officeooo:paragraph-rsid="001fa978" style:font-size-asian="10.5pt" style:font-weight-asian="bold" style:font-size-complex="12pt" style:font-weight-complex="bold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fo:font-weight="bold" officeooo:rsid="001fa978" officeooo:paragraph-rsid="001fa978" style:font-size-asian="10.5pt" style:font-weight-asian="bold" style:font-size-complex="12pt" style:font-weight-complex="bold"/>
    </style:style>
    <style:style style:name="P17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fo:font-size="12pt" fo:font-weight="bold" officeooo:rsid="0022d441" officeooo:paragraph-rsid="0022d441" style:font-size-asian="10.5pt" style:font-weight-asian="bold" style:font-size-complex="12pt" style:font-weight-complex="bold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fo:font-weight="bold" officeooo:rsid="0022d441" officeooo:paragraph-rsid="0022d441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37ac4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2569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Erros e Exceções</text:p>
      <text:p text:style-name="P13"/>
      <text:list xml:id="list2720244849" text:style-name="L2">
        <text:list-item>
          <text:p text:style-name="P15">Erro sintático: <text:span text:style-name="T1">primt(‘Oi’)<text:tab/>→ print(‘Oi’)</text:span></text:p>
        </text:list-item>
      </text:list>
      <text:p text:style-name="P16"><text:span text:style-name="T1"/></text:p>
      <text:p text:style-name="P16"><text:span text:style-name="T1"/></text:p>
      <text:p text:style-name="P14"><text:span text:style-name="T1">Há vários tipos de exceções (ou erros semânticos) no Python, </text:span><text:span text:style-name="T2">por exemplo</text:span><text:span text:style-name="T1">:</text:span></text:p>
      <text:p text:style-name="P16"><text:span text:style-name="T1"/></text:p>
      <text:list xml:id="list201433200936163" text:continue-numbering="true" text:style-name="L2">
        <text:list-item>
          <text:p text:style-name="P15">NameError: <text:span text:style-name="T1">print(x)<text:tab/><text:tab/>→ A variável x não existe</text:span></text:p>
        </text:list-item>
        <text:list-item>
          <text:p text:style-name="P15">ValueError: <text:span text:style-name="T1">int(‘Oi’)<text:tab/><text:tab/>→ A função não recebeu um valor do tipo que estava à espera</text:span></text:p>
        </text:list-item>
        <text:list-item>
          <text:p text:style-name="P17">TypeError: <text:span text:style-name="T1">x / ‘x’<text:tab/><text:tab/>→ O operador não existe para strings</text:span></text:p>
        </text:list-item>
        <text:list-item>
          <text:p text:style-name="P17">IndexError: <text:span text:style-name="T1">lst = [0, 1] <text:tab/>→ A lista não tem nenhum objeto com esse index</text:span></text:p>
        </text:list-item>
      </text:list>
      <text:p text:style-name="P18"><text:span text:style-name="T1"><text:tab/><text:tab/> <text:s text:c="10"/>print(lst[2])</text:span></text:p>
      <text:list xml:id="list201433662705900" text:continue-numbering="true" text:style-name="L2">
        <text:list-item>
          <text:p text:style-name="P17">KeyError: <text:span text:style-name="T1">dic = [‘a’: 1]<text:tab/>→</text:span><text:span text:style-name="T2"> O dicionário não tem nenhum objeto com essa Key</text:span></text:p>
        </text:list-item>
      </text:list>
      <text:p text:style-name="P18"><text:span text:style-name="T1"><text:tab/><text:tab/> <text:s text:c="7"/>print(dic</text:span><text:span text:style-name="T2">[‘b’]</text:span><text:span text:style-name="T1">)<text:tab/></text:span></text:p>
      <text:p text:style-name="P1"/>
      <text:p text:style-name="P2"><text:a xlink:type="simple" xlink:href="https://duckduckgo.com/?q=Python+exceptions&amp;atb=v174-2__&amp;ia=web" text:style-name="Internet_20_link" text:visited-style-name="Visited_20_Internet_20_Link">https://duckduckgo.com/?q=Python+exceptions&amp;atb=v174-2__&amp;ia=web</text:a> </text:p>
      <text:p text:style-name="P2"/>
      <text:p text:style-name="P3">Todas as Exceções são <text:span text:style-name="T3">childs</text:span> da <text:span text:style-name="T3">class</text:span> <text:span text:style-name="T4">Exception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7">Estrutura para lidar com exceções:</text:p>
      <text:p text:style-name="P7"/>
      <text:p text:style-name="P4">try:</text:p>
      <text:p text:style-name="P4"><text:tab/># Algoritmo que tem de ser executado</text:p>
      <text:p text:style-name="P4">except:</text:p>
      <text:p text:style-name="P4"><text:tab/># O que fazer se houver qualquer erro</text:p>
      <text:p text:style-name="P4">else:</text:p>
      <text:p text:style-name="P4"><text:tab/># O que fazer se não houver nenhum erro. <text:span text:style-name="T5">Opcional</text:span></text:p>
      <text:p text:style-name="P5">finally:</text:p>
      <text:p text:style-name="P5"><text:tab/># Vai executar independentemente se houve erro ou não. Opcional</text:p>
      <text:p text:style-name="P5"/>
      <text:p text:style-name="P5"/>
      <text:p text:style-name="P9">try:</text:p>
      <text:p text:style-name="P9"/>
      <text:list xml:id="list3147530223" text:style-name="L4">
        <text:list-item>
          <text:p text:style-name="P11">Cada try pode tar vários Excepts:</text:p>
          <text:list>
            <text:list-item>
              <text:p text:style-name="P11">try:</text:p>
              <text:list>
                <text:list-item>
                  <text:p text:style-name="P11">Something</text:p>
                </text:list-item>
              </text:list>
            </text:list-item>
            <text:list-item>
              <text:p text:style-name="P11">except TypeError:</text:p>
              <text:list>
                <text:list-item>
                  <text:p text:style-name="P11">Something2</text:p>
                </text:list-item>
              </text:list>
            </text:list-item>
            <text:list-item>
              <text:p text:style-name="P11">except ValueError:</text:p>
              <text:list>
                <text:list-item>
                  <text:p text:style-name="P11">Something3</text:p>
                </text:list-item>
              </text:list>
            </text:list-item>
          </text:list>
        </text:list-item>
      </text:list>
      <text:p text:style-name="P9"/>
      <text:p text:style-name="P9"/>
      <text:p text:style-name="P9">except:</text:p>
      <text:p text:style-name="P6"/>
      <text:list xml:id="list3533392431" text:style-name="L3">
        <text:list-item>
          <text:p text:style-name="P10">except Exception as erro → Cria um objeto que representa o erro. Podemos ver o erro com <text:tab/><text:tab/><text:tab/><text:tab/><text:tab/> <text:s text:c="10"/>erro.__class__</text:p>
        </text:list-item>
      </text:list>
      <text:p text:style-name="P9"/>
      <text:p text:style-name="P9">else:</text:p>
      <text:p text:style-name="P9"/>
      <text:p text:style-name="P9"><text:soft-page-break/></text:p>
      <text:p text:style-name="P9">finally: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eu_20_estilo_20_1" style:display-name="Meu estilo 1" style:family="paragraph" style:parent-style-name="Standard">
      <loext:graphic-properties draw:fill="none" draw:fill-color="#729fcf"/>
      <style:paragraph-properties fo:margin-left="0cm" fo:margin-right="0cm" fo:text-indent="0.199cm" style:auto-text-indent="false" fo:background-color="transparent"/>
      <style:text-properties officeooo:rsid="001b242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1.0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8:35:35.988000000</meta:creation-date>
    <meta:generator>LibreOffice/6.0.7.3$Windows_X86_64 LibreOffice_project/dc89aa7a9eabfd848af146d5086077aeed2ae4a5</meta:generator>
    <meta:editing-duration>PT38M38S</meta:editing-duration>
    <meta:editing-cycles>10</meta:editing-cycles>
    <dc:title>Modelo 1</dc:title>
    <dc:date>2019-07-20T19:24:28.608000000</dc:date>
    <meta:document-statistic meta:table-count="0" meta:image-count="0" meta:object-count="0" meta:page-count="2" meta:paragraph-count="33" meta:word-count="189" meta:character-count="1127" meta:non-whitespace-character-count="936"/>
    <meta:template xlink:type="simple" xlink:actuate="onRequest" xlink:title="Modelo 1" xlink:href="../../../../../../../AppData/Roaming/LibreOffice/4/user/template/Modelo%201.ott" meta:date="2019-07-20T18:35:35.769000000"/>
  </office:meta>
</office:document-meta>
</file>